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MRoman12-Bold" svg:font-family="LMRoman12-Bold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officeooo:paragraph-rsid="001dddd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Verdana1" fo:font-size="12pt" fo:font-weight="normal" officeooo:paragraph-rsid="001ddddd" style:font-name-asian="LMRoman12-Bold" style:font-size-asian="12pt" style:font-weight-asian="normal" style:font-name-complex="LMRoman12-Bold" style:font-size-complex="12pt" style:font-weight-complex="normal"/>
    </style:style>
    <style:style style:name="T1" style:family="text">
      <style:text-properties style:font-name="Verdana1" fo:font-size="12pt" fo:font-weight="normal" style:font-name-asian="LMRoman12-Bold" style:font-size-asian="12pt" style:font-weight-asian="normal" style:font-name-complex="LMRoman12-Bold" style:font-size-complex="12pt" style:font-weight-complex="normal"/>
    </style:style>
    <style:style style:name="T2" style:family="text">
      <style:text-properties style:font-name="Verdana1" fo:font-size="12pt" fo:font-weight="bold" style:font-name-asian="LMRoman12-Bold" style:font-size-asian="12pt" style:font-weight-asian="bold" style:font-name-complex="LMRoman12-Bold" style:font-size-complex="12pt" style:font-weight-complex="bold"/>
    </style:style>
    <style:style style:name="T3" style:family="text">
      <style:text-properties style:font-name="Verdana" fo:font-size="12pt" fo:font-weight="bold" style:font-name-asian="LMRoman12-Bold" style:font-size-asian="12pt" style:font-weight-asian="bold" style:font-name-complex="LMRoman12-Bold" style:font-size-complex="12pt" style:font-weight-complex="bold"/>
    </style:style>
    <style:style style:name="T4" style:family="text">
      <style:text-properties style:font-name="Verdana" fo:font-size="12pt" fo:font-weight="bold" officeooo:rsid="001b4a25" style:font-name-asian="LMRoman12-Bold" style:font-size-asian="12pt" style:font-weight-asian="bold" style:font-name-complex="LMRoman12-Bold" style:font-size-complex="12pt" style:font-weight-complex="bold"/>
    </style:style>
    <style:style style:name="T5" style:family="text">
      <style:text-properties style:font-name="Verdana" fo:font-size="12pt" fo:font-weight="bold" officeooo:rsid="001ddddd" style:font-name-asian="LMRoman12-Bold" style:font-size-asian="12pt" style:font-weight-asian="bold" style:font-name-complex="LMRoman12-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Linux-Administration für mehr Sicherheit Teil 2 </text:span><text:span text:style-name="T5">B<text:line-break/><text:line-break/></text:span><text:span text:style-name="T1"><text:line-break/><text:line-break/>Ok, das war einfach, und wie erstellen wir mit GnuPG eine Signatur?<text:line-break/><text:line-break/>Signatur? So was brauch ich nicht!<text:line-break/><text:line-break/>Doch! Nicht nur die DSGVO fordert Echtheit der Datenquelle und Integrität<text:line-break/></text:span><text:a xlink:type="simple" xlink:href="https://de.wikipedia.org/wiki/Integrität_(Informationssicherheit" text:style-name="Internet_20_link" text:visited-style-name="Visited_20_Internet_20_Link"><text:span text:style-name="T1">https://de.wikipedia.org/wiki/Integrit%C3%A4t_(Informationssicherheit</text:span></text:a><text:span text:style-name="T1">)<text:line-break/><text:line-break/>Mit dem einfachen Befehl:<text:line-break/><text:line-break/>gpg --detach-sign nachricht.txt<text:line-break/><text:line-break/>und anschließender Eingabe des Passworts, wird die signierte Datei <text:s/>nachricht.txt.sig erstellt. Diese Datei ist nicht mehr im Editor lesbar!<text:line-break/><text:line-break/>Falls wir die Signatur anschließend im ASCII-Format lesen wollen, geben wir zusätzlich den Parameter -a für ASCII an.<text:line-break/><text:line-break/>gpg --detach-sign -a nachricht.txt<text:line-break/><text:line-break/>Die neu erstellte Datei heißt nun: <text:s/>nachricht.txt.asc<text:line-break/><text:line-break/><text:line-break/>Für die Datei nachricht.txt können wir jetzt die Signaturen verwenden. Wenn der Empfänger die Datei prüft, kann er sicher sein sie ist von uns und unverändert.<text:line-break/><text:line-break/>Wie prüft der Empfänger möchten Sie wissen?<text:line-break/><text:line-break/>Mit <text:line-break/><text:line-break/>gpg --verify nachricht.txt.asc<text:line-break/><text:line-break/>bzw.<text:line-break/><text:line-break/>gpg --verify nachricht.txt.sig<text:line-break/><text:line-break/>Es werden also die Signaturen geprüft, nicht die eigentliche Datei.<text:line-break/><text:line-break/><text:line-break/>Auch für gpg gibt es einen Agenten, der uns die Arbeit erleichtert.<text:line-break/>Der gpg-agent speichert, ähnlich wie der ssh-agent, das Passwort für gpg, sodass wir es nicht so häufig eintippen müssen. <text:line-break/><text:line-break/></text:span><text:soft-page-break/><text:span text:style-name="T1">gpg-agent<text:tab/><text:tab/><text:tab/><text:tab/><text:tab/>#startet den Agenten<text:line-break/><text:line-break/><text:line-break/>GnuPG-Zertifikate widerrufen<text:line-break/><text:line-break/>Wenn wir unsere öffentlichen Schlüssel öffentlich hinterlegt haben und auf einem Notebook die Zertifikate nutzen, kann es sinnvoll sein die Zertifikate zu widerrufen. Beispielsweise nach einem Diebstahl.<text:line-break/>Dazu brauchen wir ein Widerrufszertifikat.<text:line-break/><text:line-break/>gpg --output widerruf_claudia.asc --gen-revoke claudia <text:line-break/><text:line-break/>oder<text:line-break/><text:line-break/>gpg --gen-revoke claudia <text:line-break/><text:line-break/>bestätigen mit y<text:line-break/>und geben den Grund für den Widerruf an<text:line-break/>bestätigen erneut mit y und geben das Passwort an.<text:line-break/><text:line-break/>Der Schlüssel steht in ~/.gnupg/openpgp-revocs.d<text:line-break/><text:line-break/></text:span><text:span text:style-name="T2">Wir sollten diesen Schlüssel auf einem Datenträger sichern, den wir unter Verschluss halten oder um den Hals tragen!!!<text:line-break/><text:line-break/></text:span><text:span text:style-name="T1"><text:line-break/>gpg --import revokefile.txt <text:tab/><text:tab/>#importiert das Widerrufszertifikat <text:s/><text:tab/><text:tab/><text:tab/><text:tab/><text:tab/><text:tab/><text:tab/><text:tab/> <text:s/>revokefile.txt</text:span></text:p>
      <text:p text:style-name="P2"/>
      <text:p text:style-name="P1"><text:span text:style-name="T1">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MRoman12-Bold" svg:font-family="LMRoman12-Bold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5T08:47:10.876000000</meta:creation-date>
    <dc:date>2020-02-25T08:48:33.288000000</dc:date>
    <meta:editing-duration>PT1M22S</meta:editing-duration>
    <meta:editing-cycles>1</meta:editing-cycles>
    <meta:document-statistic meta:table-count="0" meta:image-count="0" meta:object-count="0" meta:page-count="2" meta:paragraph-count="2" meta:word-count="279" meta:character-count="2039" meta:non-whitespace-character-count="1711"/>
    <meta:generator>LibreOffice/6.3.4.2$Windows_X86_64 LibreOffice_project/60da17e045e08f1793c57c00ba83cdfce946d0aa</meta:generator>
  </office:meta>
</office:document-meta>
</file>